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-33% 58%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xml:id="id1" draw:id="id1" draw:layer="layout" svg:width="2.145cm" svg:height="1.925cm" svg:x="0.343cm" svg:y="0.847cm">
          <text:p text:style-name="P1">p<text:span text:style-name="T1">i</text:span></text:p>
        </draw:ellipse>
        <draw:frame draw:style-name="gr2" draw:layer="layout" svg:width="3.025cm" svg:height="0.962cm" svg:x="3.461cm" svg:y="0.375cm">
          <draw:text-box>
            <text:p><text:span text:style-name="T2">PUSH</text:span>, v, t</text:p>
          </draw:text-box>
        </draw:frame>
        <draw:ellipse draw:style-name="gr1" draw:text-style-name="P1" xml:id="id2" draw:id="id2" draw:layer="layout" svg:width="2.145cm" svg:height="1.925cm" svg:x="7.442cm" svg:y="0.848cm">
          <text:p text:style-name="P1">p<text:span text:style-name="T1">j</text:span></text:p>
        </draw:ellipse>
        <draw:connector draw:style-name="gr3" draw:text-style-name="P1" draw:layer="layout" draw:type="curve" svg:x1="1.415cm" svg:y1="0.847cm" svg:x2="8.514cm" svg:y2="0.848cm" draw:start-shape="id1" draw:start-glue-point="0" draw:end-shape="id2" draw:end-glue-point="0" svg:d="m1415 847c0-751 7099-752 7099 1">
          <text:p/>
        </draw:connector>
        <draw:ellipse draw:style-name="gr1" draw:text-style-name="P1" xml:id="id3" draw:id="id3" draw:layer="layout" svg:width="2.145cm" svg:height="1.925cm" svg:x="0.343cm" svg:y="4.847cm">
          <text:p text:style-name="P1">p<text:span text:style-name="T1">i</text:span></text:p>
        </draw:ellipse>
        <draw:ellipse draw:style-name="gr1" draw:text-style-name="P1" xml:id="id4" draw:id="id4" draw:layer="layout" svg:width="2.145cm" svg:height="1.925cm" svg:x="7.442cm" svg:y="4.848cm">
          <text:p text:style-name="P1">p<text:span text:style-name="T1">j</text:span></text:p>
        </draw:ellipse>
        <draw:connector draw:style-name="gr3" draw:text-style-name="P1" draw:layer="layout" draw:type="curve" svg:x1="1.415cm" svg:y1="4.847cm" svg:x2="8.514cm" svg:y2="4.848cm" draw:start-shape="id3" draw:start-glue-point="0" draw:end-shape="id4" draw:end-glue-point="0" svg:d="m1415 4847c0-751 7099-752 7099 1">
          <text:p/>
        </draw:connector>
        <draw:connector draw:style-name="gr3" draw:text-style-name="P1" draw:layer="layout" draw:type="curve" svg:x1="8.514cm" svg:y1="6.773cm" svg:x2="1.415cm" svg:y2="6.772cm" draw:start-shape="id4" draw:start-glue-point="2" draw:end-shape="id3" draw:end-glue-point="2" svg:d="m8514 6773c0 751-7099 752-7099-1">
          <text:p/>
        </draw:connector>
        <draw:ellipse draw:style-name="gr1" draw:text-style-name="P1" xml:id="id5" draw:id="id5" draw:layer="layout" svg:width="2.145cm" svg:height="1.925cm" svg:x="0.343cm" svg:y="8.848cm">
          <text:p text:style-name="P1">p<text:span text:style-name="T1">i</text:span></text:p>
        </draw:ellipse>
        <draw:ellipse draw:style-name="gr1" draw:text-style-name="P1" xml:id="id6" draw:id="id6" draw:layer="layout" svg:width="2.145cm" svg:height="1.925cm" svg:x="7.442cm" svg:y="8.849cm">
          <text:p text:style-name="P1">p<text:span text:style-name="T1">j</text:span></text:p>
        </draw:ellipse>
        <draw:connector draw:style-name="gr3" draw:text-style-name="P1" draw:layer="layout" draw:type="curve" svg:x1="1.415cm" svg:y1="8.848cm" svg:x2="8.514cm" svg:y2="8.849cm" draw:start-shape="id5" draw:start-glue-point="0" draw:end-shape="id6" draw:end-glue-point="0" svg:d="m1415 8848c0-751 7099-752 7099 1">
          <text:p/>
        </draw:connector>
        <draw:connector draw:style-name="gr3" draw:text-style-name="P1" draw:layer="layout" draw:type="curve" svg:x1="8.514cm" svg:y1="10.774cm" svg:x2="1.415cm" svg:y2="10.773cm" draw:start-shape="id6" draw:start-glue-point="2" draw:end-shape="id5" draw:end-glue-point="2" svg:d="m8514 10774c0 751-7099 752-7099-1">
          <text:p/>
        </draw:connector>
        <draw:frame draw:style-name="gr2" draw:layer="layout" svg:width="2.525cm" svg:height="1.114cm" svg:x="3.711cm" svg:y="4.37cm">
          <draw:text-box>
            <text:p><text:span text:style-name="T2">PULL</text:span>, p<text:span text:style-name="T1">i</text:span></text:p>
          </draw:text-box>
        </draw:frame>
        <draw:frame draw:style-name="gr2" draw:layer="layout" svg:width="3.236cm" svg:height="0.962cm" svg:x="3.355cm" svg:y="6.27cm">
          <draw:text-box>
            <text:p><text:span text:style-name="T2">REPLY</text:span>, v, t</text:p>
          </draw:text-box>
        </draw:frame>
        <draw:frame draw:style-name="gr2" draw:layer="layout" svg:width="5.048cm" svg:height="1.114cm" svg:x="2.449cm" svg:y="8.325cm">
          <draw:text-box>
            <text:p><text:span text:style-name="T2">PUSHPULL</text:span>, <text:span text:style-name="T3">p</text:span><text:span text:style-name="T4">i</text:span><text:span text:style-name="T3">,</text:span> v, t</text:p>
          </draw:text-box>
        </draw:frame>
        <draw:frame draw:style-name="gr2" draw:layer="layout" svg:width="3.236cm" svg:height="0.962cm" svg:x="3.355cm" svg:y="10.225cm">
          <draw:text-box>
            <text:p><text:span text:style-name="T2">REPLY</text:span>, v, 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berto Montresor</meta:initial-creator>
    <meta:creation-date>2011-10-03T11:06:34</meta:creation-date>
    <dc:date>2011-10-03T11:20:26</dc:date>
    <dc:creator>Alberto Montresor</dc:creator>
    <meta:editing-duration>PT13M53S</meta:editing-duration>
    <meta:editing-cycles>3</meta:editing-cycles>
    <meta:generator>OpenOffice.org/3.3$Unix OpenOffice.org_project/330m20$Build-9567</meta:generator>
    <meta:document-statistic meta:object-count="16"/>
  </office:meta>
</office:document-meta>
</file>